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ScreenCopletEvent.FullScreenCopletEvent( CopletInstanceData data ,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llScreenCopletEvent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ScreenCopletEvent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ScreenCopletEvent.as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ullScreenCopletEvent.FullScreenCopletEvent( PortalService service , String even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